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5547in"/>
    </style:style>
    <style:style style:name="co4" style:family="table-column">
      <style:table-column-properties fo:break-before="auto" style:column-width="0.2646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236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1925in"/>
    </style:style>
    <style:style style:name="co10" style:family="table-column">
      <style:table-column-properties fo:break-before="auto" style:column-width="0.8764in"/>
    </style:style>
    <style:style style:name="co11" style:family="table-column">
      <style:table-column-properties fo:break-before="auto" style:column-width="0.9138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0.5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5" table:style-name="ta1">
        <table:shapes>
          <draw:frame draw:z-index="0" draw:style-name="gr1" draw:text-style-name="P1" svg:width="6.2988in" svg:height="3.5429in" svg:x="9.5264in" svg:y="0.4701in">
            <draw:object draw:notify-on-update-of-ranges="Sheet1_5.D1:Sheet1_5.D13 Sheet1_5.A1:Sheet1_5.A1 Sheet1_5.F1:Sheet1_5.F13 Sheet1_5.H1:Sheet1_5.H1 Sheet1_5.M1:Sheet1_5.M13 Sheet1_5.A19:Sheet1_5.A19 Sheet1_5.F19:Sheet1_5.F31 Sheet1_5.H19:Sheet1_5.H19 Sheet1_5.M19:Sheet1_5.M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G_0.1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G_0.25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G_0.75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709" calcext:value-type="float">
            <text:p>3.709</text:p>
          </table:table-cell>
          <table:table-cell/>
          <table:table-cell office:value-type="string" calcext:value-type="string">
            <text:p>G_0.99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924" calcext:value-type="float">
            <text:p>1.92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474" calcext:value-type="float">
            <text:p>1.47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289" calcext:value-type="float">
            <text:p>2.28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306" calcext:value-type="float">
            <text:p>1.30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91" calcext:value-type="float">
            <text:p>1.19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1" calcext:value-type="float">
            <text:p>1.14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294" calcext:value-type="float">
            <text:p>1.29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773" calcext:value-type="float">
            <text:p>1.773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677" calcext:value-type="float">
            <text:p>1.677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_3" table:style-name="ta1">
        <table:shapes>
          <draw:frame draw:z-index="0" draw:style-name="gr1" draw:text-style-name="P1" svg:width="6.2988in" svg:height="3.5429in" svg:x="9.852in" svg:y="0.2937in">
            <draw:object draw:notify-on-update-of-ranges="Sheet1_3.E1:Sheet1_3.E15 Sheet1_3.A1:Sheet1_3.A1 Sheet1_3.F1:Sheet1_3.F14 Sheet1_3.H1:Sheet1_3.H1 Sheet1_3.M1:Sheet1_3.M15 Sheet1_3.A20:Sheet1_3.A20 Sheet1_3.F20:Sheet1_3.F34 Sheet1_3.H20:Sheet1_3.H20 Sheet1_3.M20:Sheet1_3.M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G_0.1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G_0.25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G_0.75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.05" calcext:value-type="float">
            <text:p>14.05</text:p>
          </table:table-cell>
          <table:table-cell/>
          <table:table-cell office:value-type="string" calcext:value-type="string">
            <text:p>G_0.99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.947" calcext:value-type="float">
            <text:p>23.947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39" calcext:value-type="float">
            <text:p>7.3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.308" calcext:value-type="float">
            <text:p>12.30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409" calcext:value-type="float">
            <text:p>4.40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078" calcext:value-type="float">
            <text:p>7.07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049" calcext:value-type="float">
            <text:p>3.04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838" calcext:value-type="float">
            <text:p>4.83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302" calcext:value-type="float">
            <text:p>2.302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545" calcext:value-type="float">
            <text:p>3.5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984" calcext:value-type="float">
            <text:p>1.98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945" calcext:value-type="float">
            <text:p>2.9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619" calcext:value-type="float">
            <text:p>1.61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061" calcext:value-type="float">
            <text:p>1.06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041" calcext:value-type="float">
            <text:p>1.04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78" calcext:value-type="float">
            <text:p>0.978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935" calcext:value-type="float">
            <text:p>0.935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_2" table:style-name="ta1">
        <table:shapes>
          <draw:frame draw:z-index="0" draw:style-name="gr1" draw:text-style-name="P1" svg:width="6.2988in" svg:height="3.5429in" svg:x="0.9394in" svg:y="2.1071in">
            <draw:object draw:notify-on-update-of-ranges="Sheet1_2.B7:Sheet1_2.B7 Sheet1_2.B8:Sheet1_2.B11 Sheet1_2.A7:Sheet1_2.A7 Sheet1_2.F7:Sheet1_2.F11 Sheet1_2.H7:Sheet1_2.H7 Sheet1_2.M7:Sheet1_2.M11 Sheet1_2.O7:Sheet1_2.O7 Sheet1_2.T7:Sheet1_2.T11 Sheet1_2.O15:Sheet1_2.O15 Sheet1_2.T15:Sheet1_2.T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G_0.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G_0.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G_0.7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.28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88" calcext:value-type="float">
            <text:p>0.58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147" calcext:value-type="float">
            <text:p>7.147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G_0.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 table:number-rows-repeated="1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_4" table:style-name="ta1">
        <table:shapes>
          <draw:frame draw:z-index="0" draw:style-name="gr1" draw:text-style-name="P1" svg:width="6.2988in" svg:height="3.5429in" svg:x="0.9177in" svg:y="2.1843in">
            <draw:object draw:notify-on-update-of-ranges="Sheet1_4.A6:Sheet1_4.A6 Sheet1_4.F6:Sheet1_4.F10 Sheet1_4.H6:Sheet1_4.H6 Sheet1_4.M6:Sheet1_4.M10 Sheet1_4.O6:Sheet1_4.O6 Sheet1_4.T6:Sheet1_4.T10 Sheet1_4.O17:Sheet1_4.O17 Sheet1_4.T17:Sheet1_4.T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04" calcext:value-type="float">
            <text:p>3.604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3" calcext:value-type="float">
            <text:p>0.713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52" calcext:value-type="float">
            <text:p>3.552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297" calcext:value-type="float">
            <text:p>6.297</text:p>
          </table:table-cell>
        </table:table-row>
        <table:table-row table:style-name="ro1" table:number-rows-repeated="2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_9" table:style-name="ta1">
        <table:shapes>
          <draw:frame draw:z-index="0" draw:style-name="gr1" draw:text-style-name="P1" svg:width="6.2988in" svg:height="3.5429in" svg:x="10.0118in" svg:y="1.3835in">
            <draw:object draw:notify-on-update-of-ranges="Sheet1_9.B14:Sheet1_9.B14 Sheet1_9.B15:Sheet1_9.B18 Sheet1_9.H3:Sheet1_9.H3 Sheet1_9.M3:Sheet1_9.M7 Sheet1_9.O3:Sheet1_9.O3 Sheet1_9.T3:Sheet1_9.T6 Sheet1_9.A14:Sheet1_9.A14 Sheet1_9.F14:Sheet1_9.F18 Sheet1_9.H14:Sheet1_9.H14 Sheet1_9.M14:Sheet1_9.M1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PAR_0.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PAR_0.7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.327" calcext:value-type="float">
            <text:p>1.327</text:p>
          </table:table-cell>
          <table:table-cell table:number-columns-repeated="7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SEQ_0.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EQ_0.75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04" calcext:value-type="float">
            <text:p>3.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52" calcext:value-type="float">
            <text:p>3.552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31" calcext:value-type="float">
            <text:p>26.31</text:p>
          </table:table-cell>
          <table:table-cell table:number-columns-repeated="7"/>
        </table:table-row>
        <table:table-row table:style-name="ro1" table:number-rows-repeated="2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" table:style-name="ta1">
        <table:shapes>
          <draw:frame draw:z-index="0" draw:style-name="gr1" draw:text-style-name="P1" svg:width="6.2988in" svg:height="3.5429in" svg:x="10.1181in" svg:y="2.6882in">
            <draw:object draw:notify-on-update-of-ranges="Sheet1.L1:Sheet1.L15 Sheet1.A1:Sheet1.A1 Sheet1.F1:Sheet1.F15 Sheet1.H1:Sheet1.H1 Sheet1.M1:Sheet1.M15 Sheet1.O1:Sheet1.O1 Sheet1.T1:Sheet1.T15 Sheet1.I20:Sheet1.I20 Sheet1.N20:Sheet1.N3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G_0.75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95" calcext:value-type="float">
            <text:p>14.095</text:p>
          </table:table-cell>
          <table:table-cell/>
          <table:table-cell office:value-type="string" calcext:value-type="string">
            <text:p>G_0.1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9" calcext:value-type="float">
            <text:p>0.309</text:p>
          </table:table-cell>
          <table:table-cell/>
          <table:table-cell office:value-type="string" calcext:value-type="string">
            <text:p>G_0.99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375" calcext:value-type="float">
            <text:p>25.375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033" calcext:value-type="float">
            <text:p>7.03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361" calcext:value-type="float">
            <text:p>13.361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892" calcext:value-type="float">
            <text:p>4.89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002" calcext:value-type="float">
            <text:p>9.002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87" calcext:value-type="float">
            <text:p>3.887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419" calcext:value-type="float">
            <text:p>6.419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144" calcext:value-type="float">
            <text:p>5.144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783" calcext:value-type="float">
            <text:p>2.78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91" calcext:value-type="float">
            <text:p>0.19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474" calcext:value-type="float">
            <text:p>2.47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203" calcext:value-type="float">
            <text:p>2.20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199" calcext:value-type="float">
            <text:p>3.199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062" calcext:value-type="float">
            <text:p>2.06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893" calcext:value-type="float">
            <text:p>2.893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924" calcext:value-type="float">
            <text:p>1.92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763" calcext:value-type="float">
            <text:p>1.76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.558" calcext:value-type="float">
            <text:p>2.558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632" calcext:value-type="float">
            <text:p>1.63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64" calcext:value-type="float">
            <text:p>0.16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357" calcext:value-type="float">
            <text:p>2.35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615" calcext:value-type="float">
            <text:p>1.615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57" calcext:value-type="float">
            <text:p>0.157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554" calcext:value-type="float">
            <text:p>1.55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.071" calcext:value-type="float">
            <text:p>2.071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481" calcext:value-type="float">
            <text:p>1.48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166" calcext:value-type="float">
            <text:p>0.16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G_0.25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23" calcext:value-type="float">
            <text:p>1.62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95" calcext:value-type="float">
            <text:p>0.7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48" calcext:value-type="float">
            <text:p>0.74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02" calcext:value-type="float">
            <text:p>0.7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.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629" calcext:value-type="float">
            <text:p>0.62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611" calcext:value-type="float">
            <text:p>0.61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84" calcext:value-type="float">
            <text:p>0.5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565" calcext:value-type="float">
            <text:p>0.5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566" calcext:value-type="float">
            <text:p>0.56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26" calcext:value-type="float">
            <text:p>0.52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26" calcext:value-type="float">
            <text:p>0.52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08" calcext:value-type="float">
            <text:p>0.508</text:p>
          </table:table-cell>
          <table:table-cell table:number-columns-repeated="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9" calcext:value-type="float">
            <text:p>0.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6" calcext:value-type="float">
            <text:p>0.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.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26" calcext:value-type="float">
            <text:p>0.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3" calcext:value-type="float">
            <text:p>0.0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29" calcext:value-type="float">
            <text:p>0.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7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3" calcext:value-type="float">
            <text:p>0.7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6" calcext:value-type="float">
            <text:p>2.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13" calcext:value-type="float">
            <text:p>1.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85" calcext:value-type="float">
            <text:p>1.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26" calcext:value-type="float">
            <text:p>1.3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265" calcext:value-type="float">
            <text:p>1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22" calcext:value-type="float">
            <text:p>1.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91" calcext:value-type="float">
            <text:p>1.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59" calcext:value-type="float">
            <text:p>1.1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119" calcext:value-type="float">
            <text:p>1.1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42" calcext:value-type="float">
            <text:p>1.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063" calcext:value-type="float">
            <text:p>1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059" calcext:value-type="float">
            <text:p>1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01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88" calcext:value-type="float">
            <text:p>0.9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31" calcext:value-type="float">
            <text:p>0.9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52" calcext:value-type="float">
            <text:p>3.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41" calcext:value-type="float">
            <text:p>12.2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75" calcext:value-type="float">
            <text:p>6.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812" calcext:value-type="float">
            <text:p>5.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299" calcext:value-type="float">
            <text:p>5.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987" calcext:value-type="float">
            <text:p>4.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66" calcext:value-type="float">
            <text:p>4.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402" calcext:value-type="float">
            <text:p>4.4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099" calcext:value-type="float">
            <text:p>4.0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879" calcext:value-type="float">
            <text:p>3.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671" calcext:value-type="float">
            <text:p>3.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527" calcext:value-type="float">
            <text:p>3.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.35" calcext:value-type="float">
            <text:p>3.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226" calcext:value-type="float">
            <text:p>3.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074" calcext:value-type="float">
            <text:p>3.0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31" calcext:value-type="float">
            <text:p>26.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.508" calcext:value-type="float">
            <text:p>104.5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.108" calcext:value-type="float">
            <text:p>52.1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9" calcext:value-type="float">
            <text:p>35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.411" calcext:value-type="float">
            <text:p>27.4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713" calcext:value-type="float">
            <text:p>22.7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122" calcext:value-type="float">
            <text:p>19.1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.515" calcext:value-type="float">
            <text:p>16.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.851" calcext:value-type="float">
            <text:p>14.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.381" calcext:value-type="float">
            <text:p>13.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.103" calcext:value-type="float">
            <text:p>12.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382" calcext:value-type="float">
            <text:p>11.3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.743" calcext:value-type="float">
            <text:p>10.7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.775" calcext:value-type="float">
            <text:p>9.7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.489" calcext:value-type="float">
            <text:p>9.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939" calcext:value-type="float">
            <text:p>8.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5" calcext:value-type="float">
            <text:p>0.0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8" calcext:value-type="float">
            <text:p>0.0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6" calcext:value-type="float">
            <text:p>0.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33" calcext:value-type="float">
            <text:p>0.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36" calcext:value-type="float">
            <text:p>0.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2" calcext:value-type="float">
            <text:p>0.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33" calcext:value-type="float">
            <text:p>0.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31" calcext:value-type="float">
            <text:p>0.0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35" calcext:value-type="float">
            <text:p>0.0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4" calcext:value-type="float">
            <text:p>0.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31" calcext:value-type="float">
            <text:p>0.0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4" calcext:value-type="float">
            <text:p>0.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05" calcext:value-type="float">
            <text:p>0.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98" calcext:value-type="float">
            <text:p>0.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94" calcext:value-type="float">
            <text:p>0.0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89" calcext:value-type="float">
            <text:p>0.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86" calcext:value-type="float">
            <text:p>0.0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86" calcext:value-type="float">
            <text:p>0.0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92" calcext:value-type="float">
            <text:p>0.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87" calcext:value-type="float">
            <text:p>0.0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7" calcext:value-type="float">
            <text:p>0.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77" calcext:value-type="float">
            <text:p>0.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29" calcext:value-type="float">
            <text:p>1.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32" calcext:value-type="float">
            <text:p>0.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84" calcext:value-type="float">
            <text:p>0.6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58" calcext:value-type="float">
            <text:p>0.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55" calcext:value-type="float">
            <text:p>0.4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421" calcext:value-type="float">
            <text:p>0.4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78" calcext:value-type="float">
            <text:p>0.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54" calcext:value-type="float">
            <text:p>0.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321" calcext:value-type="float">
            <text:p>0.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297" calcext:value-type="float">
            <text:p>0.2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66" calcext:value-type="float">
            <text:p>0.2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68" calcext:value-type="float">
            <text:p>0.2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242" calcext:value-type="float">
            <text:p>0.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8" calcext:value-type="float">
            <text:p>0.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98" calcext:value-type="float">
            <text:p>2.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22" calcext:value-type="float">
            <text:p>1.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12" calcext:value-type="float">
            <text:p>1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86" calcext:value-type="float">
            <text:p>0.7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62" calcext:value-type="float">
            <text:p>0.6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9" calcext:value-type="float">
            <text:p>0.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13" calcext:value-type="float">
            <text:p>0.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429" calcext:value-type="float">
            <text:p>0.4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16" calcext:value-type="float">
            <text:p>0.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77" calcext:value-type="float">
            <text:p>0.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365" calcext:value-type="float">
            <text:p>0.3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6" calcext:value-type="float">
            <text:p>0.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42" calcext:value-type="float">
            <text:p>0.3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343" calcext:value-type="float">
            <text:p>0.343</text:p>
          </table:table-cell>
          <table:table-cell table:number-columns-repeated="14"/>
        </table:table-row>
        <table:table-row table:style-name="ro1" table:number-rows-repeated="104825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6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21:12:48.867055577</meta:creation-date>
    <dc:date>2014-12-14T22:48:49.146654168</dc:date>
    <meta:editing-duration>PT1H29M41S</meta:editing-duration>
    <meta:editing-cycles>19</meta:editing-cycles>
    <meta:generator>LibreOffice/4.1.4.2$Linux_X86_64 LibreOffice_project/410$Build-2</meta:generator>
    <meta:document-statistic meta:table-count="7" meta:cell-count="29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Závislost času na počtu vlaken</text:p>
        </chart:title>
        <chart:subtitle svg:x="6.263cm" svg:y="1.275cm" chart:style-name="ch3">
          <text:p>počet procesoru 10</text:p>
        </chart:subtitle>
        <chart:legend chart:legend-position="end" svg:x="13.545cm" svg:y="3.454cm" style:legend-expansion="high" chart:style-name="ch4"/>
        <chart:plot-area chart:style-name="ch5" table:cell-range-address="Sheet1_3.E1:Sheet1_3.E15 Sheet1_3.A1:Sheet1_3.A1 Sheet1_3.F1:Sheet1_3.F14 Sheet1_3.H1:Sheet1_3.H1 Sheet1_3.M1:Sheet1_3.M15 Sheet1_3.A20:Sheet1_3.A20 Sheet1_3.F20:Sheet1_3.F34 Sheet1_3.H20:Sheet1_3.H20 Sheet1_3.M20:Sheet1_3.M34" chart:data-source-has-labels="both" svg:x="0.77cm" svg:y="2.318cm" svg:width="12.135cm" svg:height="6.082cm">
          <chartooo:coordinate-region svg:x="1.391cm" svg:y="2.517cm" svg:width="11.327cm" svg:height="5.236cm"/>
          <chart:axis chart:dimension="x" chart:name="primary-x" chart:style-name="ch6" chartooo:axis-type="auto">
            <chartooo:date-scale/>
            <chart:categories table:cell-range-address="Sheet1_3.E1:Sheet1_3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3.F1:Sheet1_3.F14" chart:label-cell-address="Sheet1_3.A1:Sheet1_3.A1" chart:class="chart:line">
            <chart:data-point chart:repeated="14"/>
          </chart:series>
          <chart:series chart:style-name="ch9" chart:values-cell-range-address="Sheet1_3.M1:Sheet1_3.M15" chart:label-cell-address="Sheet1_3.H1:Sheet1_3.H1" chart:class="chart:line">
            <chart:data-point chart:repeated="15"/>
          </chart:series>
          <chart:series chart:style-name="ch10" chart:values-cell-range-address="Sheet1_3.F20:Sheet1_3.F34" chart:label-cell-address="Sheet1_3.A20:Sheet1_3.A20" chart:class="chart:line">
            <chart:data-point chart:repeated="15"/>
          </chart:series>
          <chart:series chart:style-name="ch11" chart:values-cell-range-address="Sheet1_3.M20:Sheet1_3.M34" chart:label-cell-address="Sheet1_3.H20:Sheet1_3.H20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1</text:p>
                <draw:g>
                  <svg:desc>Sheet1_3.A1:Sheet1_3.A1</svg:desc>
                </draw:g>
              </table:table-cell>
              <table:table-cell office:value-type="string">
                <text:p>G_0.25</text:p>
                <draw:g>
                  <svg:desc>Sheet1_3.H1:Sheet1_3.H1</svg:desc>
                </draw:g>
              </table:table-cell>
              <table:table-cell office:value-type="string">
                <text:p>G_0.75</text:p>
                <draw:g>
                  <svg:desc>Sheet1_3.A20:Sheet1_3.A20</svg:desc>
                </draw:g>
              </table:table-cell>
              <table:table-cell office:value-type="string">
                <text:p>G_0.99</text:p>
                <draw:g>
                  <svg:desc>Sheet1_3.H20:Sheet1_3.H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3.E1:Sheet1_3.E15</svg:desc>
                </draw:g>
              </table:table-cell>
              <table:table-cell office:value-type="float" office:value="0.32">
                <text:p>0.32</text:p>
                <draw:g>
                  <svg:desc>Sheet1_3.F1:Sheet1_3.F14</svg:desc>
                </draw:g>
              </table:table-cell>
              <table:table-cell office:value-type="float" office:value="1.575">
                <text:p>1.575</text:p>
                <draw:g>
                  <svg:desc>Sheet1_3.M1:Sheet1_3.M15</svg:desc>
                </draw:g>
              </table:table-cell>
              <table:table-cell office:value-type="float" office:value="14.05">
                <text:p>14.05</text:p>
                <draw:g>
                  <svg:desc>Sheet1_3.F20:Sheet1_3.F34</svg:desc>
                </draw:g>
              </table:table-cell>
              <table:table-cell office:value-type="float" office:value="23.947">
                <text:p>23.947</text:p>
                <draw:g>
                  <svg:desc>Sheet1_3.M20:Sheet1_3.M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16">
                <text:p>0.216</text:p>
              </table:table-cell>
              <table:table-cell office:value-type="float" office:value="0.943">
                <text:p>0.943</text:p>
              </table:table-cell>
              <table:table-cell office:value-type="float" office:value="7.39">
                <text:p>7.39</text:p>
              </table:table-cell>
              <table:table-cell office:value-type="float" office:value="12.308">
                <text:p>12.3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84">
                <text:p>0.184</text:p>
              </table:table-cell>
              <table:table-cell office:value-type="float" office:value="0.643">
                <text:p>0.643</text:p>
              </table:table-cell>
              <table:table-cell office:value-type="float" office:value="4.409">
                <text:p>4.409</text:p>
              </table:table-cell>
              <table:table-cell office:value-type="float" office:value="7.078">
                <text:p>7.0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51">
                <text:p>0.51</text:p>
              </table:table-cell>
              <table:table-cell office:value-type="float" office:value="3.049">
                <text:p>3.049</text:p>
              </table:table-cell>
              <table:table-cell office:value-type="float" office:value="4.838">
                <text:p>4.8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1">
                <text:p>0.121</text:p>
              </table:table-cell>
              <table:table-cell office:value-type="float" office:value="0.434">
                <text:p>0.434</text:p>
              </table:table-cell>
              <table:table-cell office:value-type="float" office:value="2.302">
                <text:p>2.302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07">
                <text:p>0.107</text:p>
              </table:table-cell>
              <table:table-cell office:value-type="float" office:value="0.387">
                <text:p>0.387</text:p>
              </table:table-cell>
              <table:table-cell office:value-type="float" office:value="1.984">
                <text:p>1.984</text:p>
              </table:table-cell>
              <table:table-cell office:value-type="float" office:value="2.945">
                <text:p>2.9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08">
                <text:p>0.108</text:p>
              </table:table-cell>
              <table:table-cell office:value-type="float" office:value="0.355">
                <text:p>0.355</text:p>
              </table:table-cell>
              <table:table-cell office:value-type="float" office:value="1.619">
                <text:p>1.619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32">
                <text:p>0.32</text:p>
              </table:table-cell>
              <table:table-cell office:value-type="float" office:value="1.471">
                <text:p>1.471</text:p>
              </table:table-cell>
              <table:table-cell office:value-type="float" office:value="2.033">
                <text:p>2.0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292">
                <text:p>0.292</text:p>
              </table:table-cell>
              <table:table-cell office:value-type="float" office:value="1.357">
                <text:p>1.357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283">
                <text:p>0.283</text:p>
              </table:table-cell>
              <table:table-cell office:value-type="float" office:value="1.246">
                <text:p>1.246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1">
                <text:p>0.091</text:p>
              </table:table-cell>
              <table:table-cell office:value-type="float" office:value="0.275">
                <text:p>0.275</text:p>
              </table:table-cell>
              <table:table-cell office:value-type="float" office:value="1.158">
                <text:p>1.158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26">
                <text:p>0.26</text:p>
              </table:table-cell>
              <table:table-cell office:value-type="float" office:value="1.061">
                <text:p>1.06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2">
                <text:p>0.092</text:p>
              </table:table-cell>
              <table:table-cell office:value-type="float" office:value="0.251">
                <text:p>0.251</text:p>
              </table:table-cell>
              <table:table-cell office:value-type="float" office:value="1.041">
                <text:p>1.041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85">
                <text:p>0.085</text:p>
              </table:table-cell>
              <table:table-cell office:value-type="float" office:value="0.247">
                <text:p>0.247</text:p>
              </table:table-cell>
              <table:table-cell office:value-type="float" office:value="0.978">
                <text:p>0.9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238">
                <text:p>0.238</text:p>
              </table:table-cell>
              <table:table-cell office:value-type="float" office:value="0.935">
                <text:p>0.935</text:p>
              </table:table-cell>
              <table:table-cell office:value-type="float" office:value="1.328">
                <text:p>1.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Zavislot času na počtu vrcholu</text:p>
        </chart:title>
        <chart:subtitle svg:x="6.792cm" svg:y="1.275cm" chart:style-name="ch3">
          <text:p>n je 6, p je 10</text:p>
        </chart:subtitle>
        <chart:legend chart:legend-position="end" svg:x="13.545cm" svg:y="3.454cm" style:legend-expansion="high" chart:style-name="ch4"/>
        <chart:plot-area chart:style-name="ch5" table:cell-range-address="Sheet1_2.B7:Sheet1_2.B11 Sheet1_2.A7:Sheet1_2.A7 Sheet1_2.F7:Sheet1_2.F11 Sheet1_2.H7:Sheet1_2.H7 Sheet1_2.M7:Sheet1_2.M11 Sheet1_2.O7:Sheet1_2.O7 Sheet1_2.T7:Sheet1_2.T11 Sheet1_2.O15:Sheet1_2.O15 Sheet1_2.T15:Sheet1_2.T18" chart:data-source-has-labels="both" svg:x="0.77cm" svg:y="2.318cm" svg:width="12.135cm" svg:height="6.082cm">
          <chartooo:coordinate-region svg:x="1.206cm" svg:y="2.517cm" svg:width="11.699cm" svg:height="5.236cm"/>
          <chart:axis chart:dimension="x" chart:name="primary-x" chart:style-name="ch6" chartooo:axis-type="auto">
            <chartooo:date-scale/>
            <chart:categories table:cell-range-address="Sheet1_2.B8:Sheet1_2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2.F7:Sheet1_2.F11" chart:label-cell-address="Sheet1_2.A7:Sheet1_2.A7" chart:class="chart:line">
            <chart:data-point chart:repeated="5"/>
          </chart:series>
          <chart:series chart:style-name="ch9" chart:values-cell-range-address="Sheet1_2.M7:Sheet1_2.M11" chart:label-cell-address="Sheet1_2.H7:Sheet1_2.H7" chart:class="chart:line">
            <chart:data-point chart:repeated="5"/>
          </chart:series>
          <chart:series chart:style-name="ch10" chart:values-cell-range-address="Sheet1_2.T7:Sheet1_2.T11" chart:label-cell-address="Sheet1_2.O7:Sheet1_2.O7" chart:class="chart:line">
            <chart:data-point chart:repeated="5"/>
          </chart:series>
          <chart:series chart:style-name="ch11" chart:values-cell-range-address="Sheet1_2.T15:Sheet1_2.T18" chart:label-cell-address="Sheet1_2.O15:Sheet1_2.O1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1</text:p>
                <draw:g>
                  <svg:desc>Sheet1_2.A7:Sheet1_2.A7</svg:desc>
                </draw:g>
              </table:table-cell>
              <table:table-cell office:value-type="string">
                <text:p>G_0.25</text:p>
                <draw:g>
                  <svg:desc>Sheet1_2.H7:Sheet1_2.H7</svg:desc>
                </draw:g>
              </table:table-cell>
              <table:table-cell office:value-type="string">
                <text:p>G_0.75</text:p>
                <draw:g>
                  <svg:desc>Sheet1_2.O7:Sheet1_2.O7</svg:desc>
                </draw:g>
              </table:table-cell>
              <table:table-cell office:value-type="string">
                <text:p>G_0.99</text:p>
                <draw:g>
                  <svg:desc>Sheet1_2.O15:Sheet1_2.O15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_2.B8:Sheet1_2.B11</svg:desc>
                </draw:g>
              </table:table-cell>
              <table:table-cell office:value-type="float" office:value="0.002">
                <text:p>0.002</text:p>
                <draw:g>
                  <svg:desc>Sheet1_2.F7:Sheet1_2.F11</svg:desc>
                </draw:g>
              </table:table-cell>
              <table:table-cell office:value-type="float" office:value="0.002">
                <text:p>0.002</text:p>
                <draw:g>
                  <svg:desc>Sheet1_2.M7:Sheet1_2.M11</svg:desc>
                </draw:g>
              </table:table-cell>
              <table:table-cell office:value-type="float" office:value="0.002">
                <text:p>0.002</text:p>
                <draw:g>
                  <svg:desc>Sheet1_2.T7:Sheet1_2.T11</svg:desc>
                </draw:g>
              </table:table-cell>
              <table:table-cell office:value-type="float" office:value="0.003">
                <text:p>0.003</text:p>
                <draw:g>
                  <svg:desc>Sheet1_2.T15:Sheet1_2.T1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1">
                <text:p>0.021</text:p>
              </table:table-cell>
              <table:table-cell office:value-type="float" office:value="0.053">
                <text:p>0.053</text:p>
              </table:table-cell>
              <table:table-cell office:value-type="float" office:value="0.207">
                <text:p>0.207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6">
                <text:p>0.096</text:p>
              </table:table-cell>
              <table:table-cell office:value-type="float" office:value="0.288">
                <text:p>0.288</text:p>
              </table:table-cell>
              <table:table-cell office:value-type="float" office:value="1.141">
                <text:p>1.141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/>
              <table:table-cell office:value-type="float" office:value="0.588">
                <text:p>0.588</text:p>
              </table:table-cell>
              <table:table-cell office:value-type="float" office:value="1.891">
                <text:p>1.891</text:p>
              </table:table-cell>
              <table:table-cell office:value-type="float" office:value="7.147">
                <text:p>7.1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5cm" svg:y="0cm" chart:style-name="ch2">
          <text:p>Závislost času na počtu procesorů</text:p>
        </chart:title>
        <chart:subtitle svg:x="6.594cm" svg:y="1.275cm" chart:style-name="ch3">
          <text:p>počet vlaken 10</text:p>
        </chart:subtitle>
        <chart:legend chart:legend-position="end" svg:x="13.545cm" svg:y="3.454cm" style:legend-expansion="high" chart:style-name="ch4"/>
        <chart:plot-area chart:style-name="ch5" table:cell-range-address="Sheet1_5.D1:Sheet1_5.D13 Sheet1_5.A1:Sheet1_5.A1 Sheet1_5.F1:Sheet1_5.F13 Sheet1_5.H1:Sheet1_5.H1 Sheet1_5.M1:Sheet1_5.M13 Sheet1_5.A19:Sheet1_5.A19 Sheet1_5.F19:Sheet1_5.F31 Sheet1_5.H19:Sheet1_5.H19 Sheet1_5.M19:Sheet1_5.M31" chart:data-source-has-labels="both" svg:x="0.77cm" svg:y="2.318cm" svg:width="12.135cm" svg:height="6.082cm">
          <chartooo:coordinate-region svg:x="1.497cm" svg:y="2.517cm" svg:width="11.221cm" svg:height="5.236cm"/>
          <chart:axis chart:dimension="x" chart:name="primary-x" chart:style-name="ch6" chartooo:axis-type="auto">
            <chartooo:date-scale/>
            <chart:categories table:cell-range-address="Sheet1_5.D1:Sheet1_5.D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5.F1:Sheet1_5.F13" chart:label-cell-address="Sheet1_5.A1:Sheet1_5.A1" chart:class="chart:line">
            <chart:data-point chart:repeated="13"/>
          </chart:series>
          <chart:series chart:style-name="ch9" chart:values-cell-range-address="Sheet1_5.M1:Sheet1_5.M13" chart:label-cell-address="Sheet1_5.H1:Sheet1_5.H1" chart:class="chart:line">
            <chart:data-point chart:repeated="13"/>
          </chart:series>
          <chart:series chart:style-name="ch10" chart:values-cell-range-address="Sheet1_5.F19:Sheet1_5.F31" chart:label-cell-address="Sheet1_5.A19:Sheet1_5.A19" chart:class="chart:line">
            <chart:data-point chart:repeated="13"/>
          </chart:series>
          <chart:series chart:style-name="ch11" chart:values-cell-range-address="Sheet1_5.M19:Sheet1_5.M31" chart:label-cell-address="Sheet1_5.H19:Sheet1_5.H1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1</text:p>
                <draw:g>
                  <svg:desc>Sheet1_5.A1:Sheet1_5.A1</svg:desc>
                </draw:g>
              </table:table-cell>
              <table:table-cell office:value-type="string">
                <text:p>G_0.25</text:p>
                <draw:g>
                  <svg:desc>Sheet1_5.H1:Sheet1_5.H1</svg:desc>
                </draw:g>
              </table:table-cell>
              <table:table-cell office:value-type="string">
                <text:p>G_0.75</text:p>
                <draw:g>
                  <svg:desc>Sheet1_5.A19:Sheet1_5.A19</svg:desc>
                </draw:g>
              </table:table-cell>
              <table:table-cell office:value-type="string">
                <text:p>G_0.99</text:p>
                <draw:g>
                  <svg:desc>Sheet1_5.H19:Sheet1_5.H1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_5.D1:Sheet1_5.D13</svg:desc>
                </draw:g>
              </table:table-cell>
              <table:table-cell office:value-type="float" office:value="0.264">
                <text:p>0.264</text:p>
                <draw:g>
                  <svg:desc>Sheet1_5.F1:Sheet1_5.F13</svg:desc>
                </draw:g>
              </table:table-cell>
              <table:table-cell office:value-type="float" office:value="1.049">
                <text:p>1.049</text:p>
                <draw:g>
                  <svg:desc>Sheet1_5.M1:Sheet1_5.M13</svg:desc>
                </draw:g>
              </table:table-cell>
              <table:table-cell office:value-type="float" office:value="3.709">
                <text:p>3.709</text:p>
                <draw:g>
                  <svg:desc>Sheet1_5.F19:Sheet1_5.F31</svg:desc>
                </draw:g>
              </table:table-cell>
              <table:table-cell office:value-type="float" office:value="4.184">
                <text:p>4.184</text:p>
                <draw:g>
                  <svg:desc>Sheet1_5.M19:Sheet1_5.M3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74">
                <text:p>0.174</text:p>
              </table:table-cell>
              <table:table-cell office:value-type="float" office:value="0.584">
                <text:p>0.584</text:p>
              </table:table-cell>
              <table:table-cell office:value-type="float" office:value="1.924">
                <text:p>1.924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26">
                <text:p>0.126</text:p>
              </table:table-cell>
              <table:table-cell office:value-type="float" office:value="0.425">
                <text:p>0.425</text:p>
              </table:table-cell>
              <table:table-cell office:value-type="float" office:value="1.474">
                <text:p>1.474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14">
                <text:p>0.114</text:p>
              </table:table-cell>
              <table:table-cell office:value-type="float" office:value="0.368">
                <text:p>0.368</text:p>
              </table:table-cell>
              <table:table-cell office:value-type="float" office:value="1.306">
                <text:p>1.30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2">
                <text:p>0.122</text:p>
              </table:table-cell>
              <table:table-cell office:value-type="float" office:value="0.32">
                <text:p>0.32</text:p>
              </table:table-cell>
              <table:table-cell office:value-type="float" office:value="1.21">
                <text:p>1.21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9">
                <text:p>0.099</text:p>
              </table:table-cell>
              <table:table-cell office:value-type="float" office:value="0.287">
                <text:p>0.287</text:p>
              </table:table-cell>
              <table:table-cell office:value-type="float" office:value="1.191">
                <text:p>1.191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288">
                <text:p>0.288</text:p>
              </table:table-cell>
              <table:table-cell office:value-type="float" office:value="1.141">
                <text:p>1.141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9">
                <text:p>0.099</text:p>
              </table:table-cell>
              <table:table-cell office:value-type="float" office:value="0.293">
                <text:p>0.293</text:p>
              </table:table-cell>
              <table:table-cell office:value-type="float" office:value="1.294">
                <text:p>1.294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319">
                <text:p>0.319</text:p>
              </table:table-cell>
              <table:table-cell office:value-type="float" office:value="1.304">
                <text:p>1.304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92">
                <text:p>0.092</text:p>
              </table:table-cell>
              <table:table-cell office:value-type="float" office:value="0.286">
                <text:p>0.286</text:p>
              </table:table-cell>
              <table:table-cell office:value-type="float" office:value="1.246">
                <text:p>1.246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283">
                <text:p>0.283</text:p>
              </table:table-cell>
              <table:table-cell office:value-type="float" office:value="1.246">
                <text:p>1.246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287">
                <text:p>0.287</text:p>
              </table:table-cell>
              <table:table-cell office:value-type="float" office:value="1.304">
                <text:p>1.304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22">
                <text:p>0.122</text:p>
              </table:table-cell>
              <table:table-cell office:value-type="float" office:value="0.286">
                <text:p>0.286</text:p>
              </table:table-cell>
              <table:table-cell office:value-type="float" office:value="1.194">
                <text:p>1.194</text:p>
              </table:table-cell>
              <table:table-cell office:value-type="float" office:value="1.671">
                <text:p>1.6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236cm" chart:style-name="ch2">
          <text:p>Závislosvt na poctu vrcholu</text:p>
        </chart:title>
        <chart:subtitle svg:x="7.07cm" svg:y="1.275cm" chart:style-name="ch3">
          <text:p>sekvenční</text:p>
        </chart:subtitle>
        <chart:legend chart:legend-position="end" svg:x="12.725cm" svg:y="3.454cm" style:legend-expansion="high" chart:style-name="ch4"/>
        <chart:plot-area chart:style-name="ch5" table:cell-range-address="Sheet1_4.A6:Sheet1_4.A6 Sheet1_4.F6:Sheet1_4.F10 Sheet1_4.H6:Sheet1_4.H6 Sheet1_4.M6:Sheet1_4.M10 Sheet1_4.O6:Sheet1_4.O6 Sheet1_4.T6:Sheet1_4.T10 Sheet1_4.O17:Sheet1_4.O17 Sheet1_4.T17:Sheet1_4.T20" chart:data-source-has-labels="row" svg:x="0.77cm" svg:y="2.318cm" svg:width="11.315cm" svg:height="6.082cm">
          <chartooo:coordinate-region svg:x="1.391cm" svg:y="2.517cm" svg:width="10.6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_4.F6:Sheet1_4.F10" chart:label-cell-address="Sheet1_4.A6:Sheet1_4.A6" chart:class="chart:line">
            <chart:data-point chart:repeated="5"/>
          </chart:series>
          <chart:series chart:style-name="ch9" chart:values-cell-range-address="Sheet1_4.M6:Sheet1_4.M10" chart:label-cell-address="Sheet1_4.H6:Sheet1_4.H6" chart:class="chart:line">
            <chart:data-point chart:repeated="5"/>
          </chart:series>
          <chart:series chart:style-name="ch10" chart:values-cell-range-address="Sheet1_4.T6:Sheet1_4.T10" chart:label-cell-address="Sheet1_4.O6:Sheet1_4.O6" chart:class="chart:line">
            <chart:data-point chart:repeated="5"/>
          </chart:series>
          <chart:series chart:style-name="ch11" chart:values-cell-range-address="Sheet1_4.T17:Sheet1_4.T20" chart:label-cell-address="Sheet1_4.O17:Sheet1_4.O1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E</text:p>
                <draw:g>
                  <svg:desc>Sheet1_4.A6:Sheet1_4.A6</svg:desc>
                </draw:g>
              </table:table-cell>
              <table:table-cell office:value-type="string">
                <text:p>SEQUENCE</text:p>
                <draw:g>
                  <svg:desc>Sheet1_4.H6:Sheet1_4.H6</svg:desc>
                </draw:g>
              </table:table-cell>
              <table:table-cell office:value-type="string">
                <text:p>SEQUENCE</text:p>
                <draw:g>
                  <svg:desc>Sheet1_4.O6:Sheet1_4.O6</svg:desc>
                </draw:g>
              </table:table-cell>
              <table:table-cell office:value-type="string">
                <text:p>SEQUENCE</text:p>
                <draw:g>
                  <svg:desc>Sheet1_4.O17:Sheet1_4.O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  <draw:g>
                  <svg:desc>Sheet1_4.F6:Sheet1_4.F10</svg:desc>
                </draw:g>
              </table:table-cell>
              <table:table-cell office:value-type="float" office:value="0.002">
                <text:p>0.002</text:p>
                <draw:g>
                  <svg:desc>Sheet1_4.M6:Sheet1_4.M10</svg:desc>
                </draw:g>
              </table:table-cell>
              <table:table-cell office:value-type="float" office:value="0.002">
                <text:p>0.002</text:p>
                <draw:g>
                  <svg:desc>Sheet1_4.T6:Sheet1_4.T10</svg:desc>
                </draw:g>
              </table:table-cell>
              <table:table-cell office:value-type="float" office:value="0.002">
                <text:p>0.002</text:p>
                <draw:g>
                  <svg:desc>Sheet1_4.T17:Sheet1_4.T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">
                <text:p>0.018</text:p>
              </table:table-cell>
              <table:table-cell office:value-type="float" office:value="0.056">
                <text:p>0.056</text:p>
              </table:table-cell>
              <table:table-cell office:value-type="float" office:value="0.384">
                <text:p>0.384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">
                <text:p>0.085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6.297">
                <text:p>6.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3">
                <text:p>0.713</text:p>
              </table:table-cell>
              <table:table-cell office:value-type="float" office:value="3.552">
                <text:p>3.552</text:p>
              </table:table-cell>
              <table:table-cell office:value-type="float" office:value="26.31">
                <text:p>26.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Porovnani sekvenčního a parallelního</text:p>
        </chart:title>
        <chart:legend chart:legend-position="end" svg:x="13.068cm" svg:y="3.454cm" style:legend-expansion="high" chart:style-name="ch3"/>
        <chart:plot-area chart:style-name="ch4" table:cell-range-address="Sheet1_9.B14:Sheet1_9.B18 Sheet1_9.H3:Sheet1_9.H3 Sheet1_9.M3:Sheet1_9.M7 Sheet1_9.O3:Sheet1_9.O3 Sheet1_9.T3:Sheet1_9.T6 Sheet1_9.A14:Sheet1_9.A14 Sheet1_9.F14:Sheet1_9.F18 Sheet1_9.H14:Sheet1_9.H14 Sheet1_9.M14:Sheet1_9.M18" chart:data-source-has-labels="both" svg:x="0.77cm" svg:y="1.635cm" svg:width="11.658cm" svg:height="6.765cm">
          <chartooo:coordinate-region svg:x="1.391cm" svg:y="1.834cm" svg:width="11.037cm" svg:height="5.919cm"/>
          <chart:axis chart:dimension="x" chart:name="primary-x" chart:style-name="ch5" chartooo:axis-type="auto">
            <chartooo:date-scale/>
            <chart:categories table:cell-range-address="Sheet1_9.B15:Sheet1_9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9.M3:Sheet1_9.M7" chart:label-cell-address="Sheet1_9.H3:Sheet1_9.H3" chart:class="chart:line">
            <chart:data-point chart:repeated="5"/>
          </chart:series>
          <chart:series chart:style-name="ch8" chart:values-cell-range-address="Sheet1_9.T3:Sheet1_9.T6" chart:label-cell-address="Sheet1_9.O3:Sheet1_9.O3" chart:class="chart:line">
            <chart:data-point chart:repeated="4"/>
          </chart:series>
          <chart:series chart:style-name="ch9" chart:values-cell-range-address="Sheet1_9.F14:Sheet1_9.F18" chart:label-cell-address="Sheet1_9.A14:Sheet1_9.A14" chart:class="chart:line">
            <chart:data-point chart:repeated="5"/>
          </chart:series>
          <chart:series chart:style-name="ch10" chart:values-cell-range-address="Sheet1_9.M14:Sheet1_9.M18" chart:label-cell-address="Sheet1_9.H14:Sheet1_9.H1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0.25</text:p>
                <draw:g>
                  <svg:desc>Sheet1_9.H3:Sheet1_9.H3</svg:desc>
                </draw:g>
              </table:table-cell>
              <table:table-cell office:value-type="string">
                <text:p>PAR_0.75</text:p>
                <draw:g>
                  <svg:desc>Sheet1_9.O3:Sheet1_9.O3</svg:desc>
                </draw:g>
              </table:table-cell>
              <table:table-cell office:value-type="string">
                <text:p>SEQ_0.25</text:p>
                <draw:g>
                  <svg:desc>Sheet1_9.A14:Sheet1_9.A14</svg:desc>
                </draw:g>
              </table:table-cell>
              <table:table-cell office:value-type="string">
                <text:p>SEQ_0.75</text:p>
                <draw:g>
                  <svg:desc>Sheet1_9.H14:Sheet1_9.H14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_9.B15:Sheet1_9.B18</svg:desc>
                </draw:g>
              </table:table-cell>
              <table:table-cell office:value-type="float" office:value="0.002">
                <text:p>0.002</text:p>
                <draw:g>
                  <svg:desc>Sheet1_9.M3:Sheet1_9.M7</svg:desc>
                </draw:g>
              </table:table-cell>
              <table:table-cell office:value-type="float" office:value="0.003">
                <text:p>0.003</text:p>
                <draw:g>
                  <svg:desc>Sheet1_9.T3:Sheet1_9.T6</svg:desc>
                </draw:g>
              </table:table-cell>
              <table:table-cell office:value-type="float" office:value="0.002">
                <text:p>0.002</text:p>
                <draw:g>
                  <svg:desc>Sheet1_9.F14:Sheet1_9.F18</svg:desc>
                </draw:g>
              </table:table-cell>
              <table:table-cell office:value-type="float" office:value="0.002">
                <text:p>0.002</text:p>
                <draw:g>
                  <svg:desc>Sheet1_9.M14:Sheet1_9.M1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8">
                <text:p>0.048</text:p>
              </table:table-cell>
              <table:table-cell office:value-type="float" office:value="0.155">
                <text:p>0.155</text:p>
              </table:table-cell>
              <table:table-cell office:value-type="float" office:value="0.056">
                <text:p>0.056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56">
                <text:p>0.256</text:p>
              </table:table-cell>
              <table:table-cell office:value-type="float" office:value="0.952">
                <text:p>0.952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</table:table-row>
            <table:table-row>
              <table:table-cell office:value-type="string"/>
              <table:table-cell office:value-type="float" office:value="1.327">
                <text:p>1.327</text:p>
              </table:table-cell>
              <table:table-cell office:value-type="float" office:value="NaN">
                <text:p>NaN</text:p>
              </table:table-cell>
              <table:table-cell office:value-type="float" office:value="3.552">
                <text:p>3.552</text:p>
              </table:table-cell>
              <table:table-cell office:value-type="float" office:value="26.31">
                <text:p>26.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454cm" style:legend-expansion="high" chart:style-name="ch2"/>
        <chart:plot-area chart:style-name="ch3" table:cell-range-address="Sheet1.L1:Sheet1.M15 Sheet1.A1:Sheet1.A1 Sheet1.F1:Sheet1.F15 Sheet1.H1:Sheet1.H1 Sheet1.O1:Sheet1.O1 Sheet1.T1:Sheet1.T15 Sheet1.I20:Sheet1.I20 Sheet1.N20:Sheet1.N34" chart:data-source-has-labels="both" svg:x="0.77cm" svg:y="0.855cm" svg:width="12.135cm" svg:height="7.545cm">
          <chartooo:coordinate-region svg:x="1.391cm" svg:y="1.054cm" svg:width="11.327cm" svg:height="6.699cm"/>
          <chart:axis chart:dimension="x" chart:name="primary-x" chart:style-name="ch4" chartooo:axis-type="auto">
            <chartooo:date-scale/>
            <chart:categories table:cell-range-address="Sheet1.L1:Sheet1.L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15" chart:label-cell-address="Sheet1.A1:Sheet1.A1" chart:class="chart:line">
            <chart:data-point chart:repeated="15"/>
          </chart:series>
          <chart:series chart:style-name="ch7" chart:values-cell-range-address="Sheet1.M1:Sheet1.M15" chart:label-cell-address="Sheet1.H1:Sheet1.H1" chart:class="chart:line">
            <chart:data-point chart:repeated="15"/>
          </chart:series>
          <chart:series chart:style-name="ch8" chart:values-cell-range-address="Sheet1.T1:Sheet1.T15" chart:label-cell-address="Sheet1.O1:Sheet1.O1" chart:class="chart:line">
            <chart:data-point chart:repeated="15"/>
          </chart:series>
          <chart:series chart:style-name="ch9" chart:values-cell-range-address="Sheet1.N20:Sheet1.N34" chart:label-cell-address="Sheet1.I20:Sheet1.I20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75</text:p>
                <draw:g>
                  <svg:desc>Sheet1.A1:Sheet1.A1</svg:desc>
                </draw:g>
              </table:table-cell>
              <table:table-cell office:value-type="string">
                <text:p>G_0.1</text:p>
                <draw:g>
                  <svg:desc>Sheet1.H1:Sheet1.H1</svg:desc>
                </draw:g>
              </table:table-cell>
              <table:table-cell office:value-type="string">
                <text:p>G_0.99</text:p>
                <draw:g>
                  <svg:desc>Sheet1.O1:Sheet1.O1</svg:desc>
                </draw:g>
              </table:table-cell>
              <table:table-cell office:value-type="string">
                <text:p>G_0.25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L1:Sheet1.L15</svg:desc>
                </draw:g>
              </table:table-cell>
              <table:table-cell office:value-type="float" office:value="14.095">
                <text:p>14.095</text:p>
                <draw:g>
                  <svg:desc>Sheet1.F1:Sheet1.F15</svg:desc>
                </draw:g>
              </table:table-cell>
              <table:table-cell office:value-type="float" office:value="0.309">
                <text:p>0.309</text:p>
                <draw:g>
                  <svg:desc>Sheet1.M1:Sheet1.M15</svg:desc>
                </draw:g>
              </table:table-cell>
              <table:table-cell office:value-type="float" office:value="25.375">
                <text:p>25.375</text:p>
                <draw:g>
                  <svg:desc>Sheet1.T1:Sheet1.T15</svg:desc>
                </draw:g>
              </table:table-cell>
              <table:table-cell office:value-type="float" office:value="1.623">
                <text:p>1.623</text:p>
                <draw:g>
                  <svg:desc>Sheet1.N20:Sheet1.N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033">
                <text:p>7.033</text:p>
              </table:table-cell>
              <table:table-cell office:value-type="float" office:value="0.211">
                <text:p>0.211</text:p>
              </table:table-cell>
              <table:table-cell office:value-type="float" office:value="13.361">
                <text:p>13.361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892">
                <text:p>4.892</text:p>
              </table:table-cell>
              <table:table-cell office:value-type="float" office:value="0.198">
                <text:p>0.198</text:p>
              </table:table-cell>
              <table:table-cell office:value-type="float" office:value="9.002">
                <text:p>9.00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87">
                <text:p>3.887</text:p>
              </table:table-cell>
              <table:table-cell office:value-type="float" office:value="0.19">
                <text:p>0.19</text:p>
              </table:table-cell>
              <table:table-cell office:value-type="float" office:value="6.419">
                <text:p>6.419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24">
                <text:p>3.24</text:p>
              </table:table-cell>
              <table:table-cell office:value-type="float" office:value="0.19">
                <text:p>0.19</text:p>
              </table:table-cell>
              <table:table-cell office:value-type="float" office:value="5.144">
                <text:p>5.144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83">
                <text:p>2.783</text:p>
              </table:table-cell>
              <table:table-cell office:value-type="float" office:value="0.191">
                <text:p>0.191</text:p>
              </table:table-cell>
              <table:table-cell office:value-type="float" office:value="4.13">
                <text:p>4.13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74">
                <text:p>2.474</text:p>
              </table:table-cell>
              <table:table-cell office:value-type="float" office:value="0.183">
                <text:p>0.183</text:p>
              </table:table-cell>
              <table:table-cell office:value-type="float" office:value="3.69">
                <text:p>3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03">
                <text:p>2.203</text:p>
              </table:table-cell>
              <table:table-cell office:value-type="float" office:value="0.18">
                <text:p>0.18</text:p>
              </table:table-cell>
              <table:table-cell office:value-type="float" office:value="3.199">
                <text:p>3.199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062">
                <text:p>2.062</text:p>
              </table:table-cell>
              <table:table-cell office:value-type="float" office:value="0.181">
                <text:p>0.181</text:p>
              </table:table-cell>
              <table:table-cell office:value-type="float" office:value="2.893">
                <text:p>2.893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24">
                <text:p>1.924</text:p>
              </table:table-cell>
              <table:table-cell office:value-type="float" office:value="0.174">
                <text:p>0.174</text:p>
              </table:table-cell>
              <table:table-cell office:value-type="float" office:value="2.704">
                <text:p>2.704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763">
                <text:p>1.763</text:p>
              </table:table-cell>
              <table:table-cell office:value-type="float" office:value="0.162">
                <text:p>0.162</text:p>
              </table:table-cell>
              <table:table-cell office:value-type="float" office:value="2.558">
                <text:p>2.558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632">
                <text:p>1.632</text:p>
              </table:table-cell>
              <table:table-cell office:value-type="float" office:value="0.164">
                <text:p>0.164</text:p>
              </table:table-cell>
              <table:table-cell office:value-type="float" office:value="2.357">
                <text:p>2.357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615">
                <text:p>1.615</text:p>
              </table:table-cell>
              <table:table-cell office:value-type="float" office:value="0.157">
                <text:p>0.157</text:p>
              </table:table-cell>
              <table:table-cell office:value-type="float" office:value="2.225">
                <text:p>2.225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554">
                <text:p>1.554</text:p>
              </table:table-cell>
              <table:table-cell office:value-type="float" office:value="0.155">
                <text:p>0.155</text:p>
              </table:table-cell>
              <table:table-cell office:value-type="float" office:value="2.071">
                <text:p>2.071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481">
                <text:p>1.481</text:p>
              </table:table-cell>
              <table:table-cell office:value-type="float" office:value="0.166">
                <text:p>0.166</text:p>
              </table:table-cell>
              <table:table-cell office:value-type="float" office:value="2.102">
                <text:p>2.102</text:p>
              </table:table-cell>
              <table:table-cell office:value-type="float" office:value="0.508">
                <text:p>0.5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